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2.1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 table:number-columns-spanned="10" table:number-rows-spanned="2">
            <text:p>Camellia Wire List – V1.0</text:p>
          </table:table-cell>
          <table:covered-table-cell table:number-columns-repeated="9" table:style-name="Default"/>
        </table:table-row>
        <table:table-row table:style-name="ro1"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Harness</text:p>
          </table:table-cell>
          <table:table-cell office:value-type="string" calcext:value-type="string">
            <text:p>Program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rip Left</text:p>
          </table:table-cell>
          <table:table-cell office:value-type="string" calcext:value-type="string">
            <text:p>Strip Righ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nduit</text:p>
          </table:table-cell>
          <table:table-cell office:value-type="string" calcext:value-type="string">
            <text:p>Die #</text:p>
          </table:table-cell>
        </table:table-row>
        <table:table-row table:style-name="ro1">
          <table:table-cell office:value-type="string" calcext:value-type="string">
            <text:p>X/Extruder Harness</text:p>
          </table:table-cell>
          <table:table-cell/>
          <table:table-cell office:value-type="string" calcext:value-type="string">
            <text:p>Blue 24 AWG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460 for better rea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460 for better rea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y 4 cond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470 for better rea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en 24 AWG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5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5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ange 24 AWG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6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6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y 4 cond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d 24 AWG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ange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llow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te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rple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d 24 AWG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1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d Harness</text:p>
          </table:table-cell>
          <table:table-cell/>
          <table:table-cell office:value-type="string" calcext:value-type="string">
            <text:p>Black 24 AWG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d 24 AWG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llow 24 AWG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d from 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d from 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rple 16 AWG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d from 5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exagon Hotend wires</text:p>
          </table:table-cell>
          <table:table-cell/>
          <table:table-cell office:value-type="string" calcext:value-type="string">
            <text:p>Cartridge wire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rmistor wire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V nozzle lea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-WR004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-max switch</text:p>
          </table:table-cell>
          <table:table-cell/>
          <table:table-cell office:value-type="string" calcext:value-type="string">
            <text:p>Purple 24 AWG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ack 24 AWG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ns</text:p>
          </table:table-cell>
          <table:table-cell/>
          <table:table-cell office:value-type="string" calcext:value-type="string">
            <text:p>Mini 5V blow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lower attac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mm extrusion fa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n attac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e fa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n attac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ors</text:p>
          </table:table-cell>
          <table:table-cell/>
          <table:table-cell office:value-type="string" calcext:value-type="string">
            <text:p>Z-left moto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o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0mm small shielding, 30mm large shiel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 mot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0mm small shiel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 moto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5mm small shielding, 30mm large shiel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-right, Ymot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to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 small shielding, 35 large shielding (same as current TAZ motors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or Extension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Z-right motor</text:p>
          </table:table-cell>
          <table:table-cell/>
          <table:table-cell office:value-type="string" calcext:value-type="string">
            <text:p>Grey 4 cond</text:p>
          </table:table-cell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Trim shielding 20mm, all wires 4mm</text:p>
          </table:table-cell>
          <table:table-cell table:style-name="ce4" office:value-type="string" calcext:value-type="string">
            <text:p>Trim shielding 55 with lug, all wires 4m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90 panduit wrap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-motor</text:p>
          </table:table-cell>
          <table:table-cell/>
          <table:table-cell office:value-type="string" calcext:value-type="string">
            <text:p>Grey 4 cond</text:p>
          </table:table-cell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Trim shielding 20mm, all wires 4mm</text:p>
          </table:table-cell>
          <table:table-cell table:style-name="ce4" office:value-type="string" calcext:value-type="string">
            <text:p>Trim shielding 55 with lug, all wires 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5 panduit wrap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ower Box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d 16 AWG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 to ramb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16 AWG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 to ramb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en 16 AWG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 plug to po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en 16 AWG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 to PS grou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16 AWG</text:p>
          </table:table-cell>
          <table:table-cell office:value-type="float" office:value="320" calcext:value-type="float">
            <text:p>32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to swi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 16 AWG</text:p>
          </table:table-cell>
          <table:table-cell office:value-type="float" office:value="320" calcext:value-type="float">
            <text:p>32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to swi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16 AWG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 16 AWG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PS</text:p>
          </table:table-cell>
          <table:table-cell table:number-columns-repeated="2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7:53:43.124381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26:35.480537925</meta:creation-date>
    <dc:date>2014-11-17T07:58:51.524308733</dc:date>
    <meta:editing-duration>PT34M12S</meta:editing-duration>
    <meta:editing-cycles>8</meta:editing-cycles>
    <meta:generator>LibreOffice/4.3.3.2$Linux_X86_64 LibreOffice_project/430m0$Build-2</meta:generator>
    <meta:print-date>2014-10-02T13:11:35.059935286</meta:print-date>
    <meta:document-statistic meta:table-count="1" meta:cell-count="267" meta:object-count="0"/>
  </office:meta>
</office:document-meta>
</file>